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JARDOTTY" svg:font-family="JARDOTTY" style:font-pitch="variable"/>
    <style:font-face style:name="Linux Libertine O" svg:font-family="'Linux Libertine O'" style:font-pitch="variable"/>
    <style:font-face style:name="Streetwear" svg:font-family="Streetwear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6cm" fo:margin-bottom="0.106cm" loext:contextual-spacing="false" style:line-height-at-least="0.353cm" fo:text-align="start" style:justify-single-word="false"/>
      <style:text-properties style:font-name="Streetwear" fo:font-size="22pt" officeooo:rsid="000515e9" officeooo:paragraph-rsid="0004efe0" style:font-size-asian="22pt" style:font-name-complex="Garamond" style:font-size-complex="22pt"/>
    </style:style>
    <style:style style:name="P2" style:family="paragraph" style:parent-style-name="Standard">
      <style:paragraph-properties fo:margin-top="0.106cm" fo:margin-bottom="0.106cm" loext:contextual-spacing="false" style:line-height-at-least="0.353cm" fo:text-align="start" style:justify-single-word="false"/>
      <style:text-properties fo:font-size="14pt" officeooo:rsid="000515e9" officeooo:paragraph-rsid="0004efe0" style:font-size-asian="14pt" style:font-size-complex="14pt"/>
    </style:style>
    <style:style style:name="P3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Linux Libertine O" fo:font-size="15pt" officeooo:paragraph-rsid="00139e27" style:font-size-asian="15pt" style:font-name-complex="Garamond" style:font-size-complex="15pt"/>
    </style:style>
    <style:style style:name="P4" style:family="paragraph" style:parent-style-name="Standard" style:list-style-name="L1">
      <style:paragraph-properties fo:margin-top="0.106cm" fo:margin-bottom="0.106cm" loext:contextual-spacing="false" style:line-height-at-least="0.353cm" fo:text-align="justify" style:justify-single-word="false"/>
      <style:text-properties style:font-name="Linux Libertine O" fo:font-size="15pt" officeooo:paragraph-rsid="00139e27" style:font-size-asian="15pt" style:font-name-complex="Garamond" style:font-size-complex="15pt"/>
    </style:style>
    <style:style style:name="P5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Linux Libertine O" fo:font-size="15pt" officeooo:paragraph-rsid="00142e7b" style:font-size-asian="15pt" style:font-name-complex="Garamond" style:font-size-complex="15pt"/>
    </style:style>
    <style:style style:name="P6" style:family="paragraph" style:parent-style-name="Standard">
      <style:paragraph-properties fo:margin-top="0.106cm" fo:margin-bottom="0.106cm" loext:contextual-spacing="false" style:line-height-at-least="0.353cm" fo:text-align="justify" style:justify-single-word="false" fo:break-before="page"/>
      <style:text-properties style:font-name="Garamond" fo:font-size="10pt" officeooo:paragraph-rsid="00180e87" style:font-size-asian="10pt" style:font-name-complex="Garamond" style:font-size-complex="15pt"/>
    </style:style>
    <style:style style:name="T1" style:family="text">
      <style:text-properties style:font-name="Impact"/>
    </style:style>
    <style:style style:name="T2" style:family="text">
      <style:text-properties style:font-name="Impact" officeooo:rsid="00095432"/>
    </style:style>
    <style:style style:name="T3" style:family="text">
      <style:text-properties style:font-name="Impact" officeooo:rsid="000b5093"/>
    </style:style>
    <style:style style:name="T4" style:family="text">
      <style:text-properties style:font-name="Impact" officeooo:rsid="00139e27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6b864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6ebaf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7468f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80e87" style:font-style-asian="italic" style:font-weight-asian="bold" style:font-style-complex="italic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39e27"/>
    </style:style>
    <style:style style:name="T12" style:family="text">
      <style:text-properties style:font-name="JARDOTTY"/>
    </style:style>
    <style:style style:name="T13" style:family="text">
      <style:text-properties officeooo:rsid="00180e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:</text:p>
      <text:p text:style-name="P1"><text:span text:style-name="T1">Chapter XX</text:span><text:span text:style-name="T2">X</text:span><text:span text:style-name="T3">I</text:span><text:span text:style-name="T4">V</text:span> – <text:span text:style-name="T11">Actual Grace</text:span></text:p>
      <text:p text:style-name="P3">1. God co-operates in all that is <text:s/>_ _ _ _ _ _ _ <text:s/>and <text:s/>_ _ _ _ _ _ _ <text:s/>in every act we perform.</text:p>
      <text:p text:style-name="P3">2. He does not co-operate in our sins <text:s/>because in sinning our will freely fails to use the <text:s/>_ _ _ _ _ _ _ <text:s/>He offers, <text:s/>and so fails to make its act agree with His <text:s/>_ _ _ _ _ _ _ .</text:p>
      <text:p text:style-name="P5">3. Speaking of our total dependence on God, St. Paul says:</text:p>
      <text:p text:style-name="P5">“In Him we <text:s/>_ _ _ _ _ _ _ , and <text:s/>_ _ _ _ _ _ _ , and <text:s/>_ _ _ _ _ .”</text:p>
      <text:p text:style-name="P3">4. Sanctifying grace is a (<text:span text:style-name="T12">permanent</text:span>) (<text:span text:style-name="T12">passing</text:span>) gift, whereas actual grace is a (<text:span text:style-name="T12">permanent</text:span>) (<text:span text:style-name="T12">passing</text:span>) one.</text:p>
      <text:p text:style-name="P3">5. Sanctifying grace is in our <text:s/>_ _ _ _ _ _ _ , <text:s text:c="5"/>whereas actual grace is in our <text:s/>_ _ _ _ _ _ _ .</text:p>
      <text:p text:style-name="P3">6. God never refuses <text:s/>_ _ _ _ _ _ _ <text:s/>grace, <text:s/>except as a punishment for our resistance to His <text:s/>_ _ _ _ _ _ _ <text:s/>grace.</text:p>
      <text:p text:style-name="P3">7. Any supernatural act we perform is</text:p>
      <text:list xml:id="list4472284045553881524" text:style-name="L1">
        <text:list-item>
          <text:p text:style-name="P4">(<text:span text:style-name="T12">from God alone, and in no way from our will</text:span>) </text:p>
        </text:list-item>
        <text:list-item>
          <text:p text:style-name="P4">(<text:span text:style-name="T12">from our will alone and in no way from God</text:span>) </text:p>
        </text:list-item>
        <text:list-item>
          <text:p text:style-name="P4">(<text:span text:style-name="T12">wholly from God and wholly from our will</text:span>) </text:p>
        </text:list-item>
        <text:list-item>
          <text:p text:style-name="P4">(<text:span text:style-name="T12">partly from God and partly from our will</text:span>).</text:p>
        </text:list-item>
      </text:list>
      <text:p text:style-name="P3">8. Sin as such is solely from our <text:s/>_ _ _ _ _ <text:s/>, and in no way from <text:s/>_ _ _ _ _ _ _ .</text:p>
      <text:p text:style-name="P3">9. God said to the Jews of old: “ _ _ _ _ _ _ _ <text:s/>is thy own, O Israel; thy help is wholly from <text:s/>_ _ _ _ _ _ _ .”</text:p>
      <text:p text:style-name="P3">10. It is the vice of <text:s/>_ _ _ _ _ _ _ <text:s/>which urges us to consider ourselves to be independent of God. The opposite virtue is that of <text:s/>_ _ _ _ _ _ _ .</text:p>
      <text:p text:style-name="P5">11. Christ warned His Apostles against pride when He said:</text:p>
      <text:p text:style-name="P5"><text:tab/>“I saw <text:s/>_ _ _ _ _ _ _ <text:s/>falling like lightning from heaven.”</text:p>
      <text:p text:style-name="P3">12. St. Paul says: “What hast thou that thou hast not <text:s/>_ _ _ _ _ _ _ ?”</text:p>
      <text:p text:style-name="P3">13. He also tells us that “our sufficiency is from <text:s/>_ _ _ _ _ _ _ .”</text:p>
      <text:p text:style-name="P3">14. Our Lord says: “Without Me, you can do <text:s/>_ _ _ _ _ _ _ .”</text:p>
      <text:p text:style-name="P3">15. Without grace we (<text:span text:style-name="T12">can do some</text:span>) (<text:span text:style-name="T12">cannot do any</text:span>) morally good acts in the natural order.</text:p>
      <text:p text:style-name="P3"><text:soft-page-break/>16. Without grace we (<text:span text:style-name="T12">can</text:span>) (<text:span text:style-name="T12">cannot</text:span>) keep all the natural law for a long time.</text:p>
      <text:p text:style-name="P3">17. If a person in grace tells a lie to shield his friend, he (<text:span text:style-name="T12">can</text:span>) (<text:span text:style-name="T12">cannot</text:span>) merit by this act.</text:p>
      <text:p text:style-name="P3">18. An heroic good act performed by one in mortal sin (<text:span text:style-name="T12">does</text:span>) (<text:span text:style-name="T12">does not</text:span>) merit a reward in heaven.</text:p>
      <text:p text:style-name="P3">19. If we are in grace, we can merit an increase of grace for ourselves by a merit based on (<text:span text:style-name="T12">justice</text:span>) (<text:span text:style-name="T12">friendship</text:span>).</text:p>
      <text:p text:style-name="P3">20. We can merit the conversion of another, by a merit based on (<text:span text:style-name="T12">justice</text:span>) (<text:span text:style-name="T12">friendship</text:span>).</text:p>
      <text:p text:style-name="P3">21. Monica merited the conversion of <text:s/>_ _ _ _ _ _ _ <text:s/>who became one of the greatest of the saints.</text:p>
      <text:p text:style-name="P3">22. Our Lady merited on the score of <text:s/>_ _ _ _ _ _ _ <text:s/>all the graces that Christ merited on the score of <text:s/>_ _ _ _ _ _ _ , and so won for herself the glorious title of <text:s/>_ _ _ _ _ _ _ .</text:p>
      <text:p text:style-name="P3">23. A remiss act (<text:span text:style-name="T12">does</text:span>) (<text:span text:style-name="T12">does not</text:span>) give us an increase of grace and charity straight away.</text:p>
      <text:p text:style-name="P3">24. St. Paul exhorts us to advance in sanctity by <text:s text:c="2"/>“Doing the <text:s/>_ _ _ _ _ _ _ <text:s/>in <text:s/>_ _ _ _ _ _ _ .”</text:p>
      <text:p text:style-name="P3">25. He also says: “He that thinketh himself to <text:s/>_ _ _ _ _ _ _ <text:s/>let him take heed lest he <text:s/>_ _ _ _ _ _ _ .”</text:p>
      <text:p text:style-name="P3">26. In every Hail Mary we ask for the grace of <text:s/>_ _ _ _ _ _ _ .</text:p>
      <text:p text:style-name="P3">27. God (<text:span text:style-name="T12">sometimes</text:span>) (<text:span text:style-name="T12">never</text:span>) commands the impossible.</text:p>
      <text:p text:style-name="P3">28. God gives (<text:span text:style-name="T12">sufficient</text:span>) (<text:span text:style-name="T12">efficacious</text:span>) grace to all who come to the use of reason.</text:p>
      <text:p text:style-name="P3">29. We should make an effort as if all depended on <text:s/>_ _ _ _ _ _ _ ; and at the same time pray for grace as if all depended on <text:s/>_ _ _ _ _ _ _ .</text:p>
      <text:p text:style-name="P3">30. Every human being must be happy in eternity, unless he deliberately chooses to be otherwise. This (<text:span text:style-name="T12">is</text:span>) (<text:span text:style-name="T12">is not</text:span>) a true statement.</text:p>
      <text:p text:style-name="P6">1. God co-operates in all that is (<text:span text:style-name="T8">real</text:span>) and (<text:span text:style-name="T8">positive</text:span>) in every act we perform. 2. He does not co-operate in our sins because in sinning our will freely fails to use the (<text:span text:style-name="T8">grace</text:span>) He offers, and so fails to make its act agree with His (<text:span text:style-name="T8">law</text:span>). 3. Speaking of our total dependence on God, St. Paul says: “In Him we (<text:span text:style-name="T6">live</text:span>), and (<text:span text:style-name="T6">move</text:span>), and (<text:span text:style-name="T6">are</text:span>).” 4. Sanctifying grace is a (<text:span text:style-name="T5">permanent</text:span>) (passing) gift, whereas actual grace is a (permanent) (<text:span text:style-name="T5">passing</text:span>) one. 5. Sanctifying grace is in our (<text:span text:style-name="T6">soul</text:span>), whereas actual grace is in our (<text:span text:style-name="T6">spiritual faculties/intellect and will</text:span>). 6. God never refuses (<text:span text:style-name="T8">efficacious</text:span>) grace, except as a punishment for our resistance to His (<text:span text:style-name="T8">sufficient</text:span>) grace. 7. Any supernatural act we perform is (from God alone, and in no way from our will) (from our will alone and in no way from God) (<text:span text:style-name="T5">wholly from God and wholly from our will</text:span>) (partly from God and partly from our will). 8. Sin as such is solely from our (<text:span text:style-name="T9">will</text:span>), and in no way from (<text:span text:style-name="T9">God</text:span>). 9. God said to the Jews of old: “(<text:span text:style-name="T9">Destruction</text:span>) is thy own, O Israel; thy help is wholly from (<text:span text:style-name="T9">Me</text:span>).” 10. It is the vice of (<text:span text:style-name="T9">pride</text:span>) which urges us to consider ourselves to be independent of God. The opposite virtue is that of (<text:span text:style-name="T9">humility</text:span>). 11. Christ warned His Apostles against pride when He said: “I saw (<text:span text:style-name="T9">Satan</text:span>) falling like lightning from heaven.” 12. St. Paul says: “What hast thou that thou hast not (<text:span text:style-name="T9">received</text:span>)?” 13. He also tells us that “our sufficiency is from (<text:span text:style-name="T9">God</text:span>).” 14. Our Lord says: “Without Me, you can do (<text:span text:style-name="T9">nothing</text:span>).” 15. Without grace we (<text:span text:style-name="T5">can do some</text:span>) (cannot do any) morally good acts in the natural order. 16. Without grace we (can) (<text:span text:style-name="T5">cannot</text:span>) keep all the natural law for a long time. 17. If a person in grace tells a lie to shield his friend, he (can) (<text:span text:style-name="T5">cannot</text:span>) merit by this act. 18. An heroic good act performed by one in mortal sin (does) (<text:span text:style-name="T5">does not</text:span>) merit a reward in heaven. 19. If we are in grace, we can merit an increase of grace for ourselves by a merit based on (<text:span text:style-name="T5">justice</text:span>) (friendship). 20. We can merit the conversion of another, by a merit based on (justice) (<text:span text:style-name="T5">friendship</text:span>). 21. Monica merited the conversion of (<text:span text:style-name="T9">Augustine</text:span>) who became one of the greatest of the saints. 22. Our Lady merited on the score of (<text:span text:style-name="T5">friendship</text:span>) all the graces that Christ merited on the score of (<text:span text:style-name="T5">justice</text:span>), and so won for herself the glorious title of (<text:span text:style-name="T9">Co-Redemptrix</text:span>). 23. A remiss act (does) (<text:span text:style-name="T5">does not</text:span>) give us an increase of grace and charity straight away. 24. St. Paul exhorts us to advance in sanctity by “Doing the (<text:span text:style-name="T9">Truth</text:span>) in (<text:span text:style-name="T9">Charity</text:span>).” 25. He also says: “He that thinketh himself to (<text:span text:style-name="T7">stand</text:span>) let him take heed lest he (<text:span text:style-name="T7">fall</text:span>).” 26. In every Hail Mary we ask for the grace of (<text:span text:style-name="T9">final perseverance</text:span>). 27. God (sometimes) (<text:span text:style-name="T5">never</text:span>) commands the impossible. 28. God gives (<text:span text:style-name="T5">sufficient</text:span>) (efficacious) grace to all who come to the use of reason. 29. We should make an effort as if all depended on (<text:span text:style-name="T9">us</text:span>); and at the same time pray for grace as if all depended on (<text:span text:style-name="T9">God</text:span>). 30. Every human being must be happy in eternity, unless he deliberately chooses to be otherwise. This (<text:span text:style-name="T5">is</text:span>) (is not) a true stat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JARDOTTY" svg:font-family="JARDOTTY" style:font-pitch="variable"/>
    <style:font-face style:name="Linux Libertine O" svg:font-family="'Linux Libertine O'" style:font-pitch="variable"/>
    <style:font-face style:name="Streetwear" svg:font-family="Streetwear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1:55:24.525809670</meta:creation-date>
    <dc:date>2016-06-13T12:09:32.737181320</dc:date>
    <meta:editing-duration>PT1H28M15S</meta:editing-duration>
    <meta:editing-cycles>12</meta:editing-cycles>
    <meta:generator>LibreOffice/5.1.2.2.0$Linux_X86_64 LibreOffice_project/10m0$Build-2</meta:generator>
    <meta:print-date>2016-06-13T09:54:42.624123837</meta:print-date>
    <meta:document-statistic meta:table-count="0" meta:image-count="0" meta:object-count="0" meta:page-count="3" meta:paragraph-count="39" meta:word-count="1328" meta:character-count="6288" meta:non-whitespace-character-count="4944"/>
  </office:meta>
</office:document-meta>
</file>